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2000000258E080B12F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 style:list-style-name="L4">
      <style:graphic-properties draw:fill-color="#ffffff" draw:auto-grow-height="true" fo:min-height="3.507cm"/>
    </style:style>
    <style:style style:name="pr2" style:family="presentation" style:parent-style-name="lyt-cool-subtitle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title" style:list-style-name="L4">
      <style:graphic-properties draw:fill-color="#ffffff" draw:auto-grow-height="true" fo:min-height="3.507cm"/>
    </style:style>
    <style:style style:name="pr5" style:family="presentation" style:parent-style-name="lyt-cool-outline1">
      <style:graphic-properties draw:fill-color="#ffffff" draw:auto-grow-height="true" fo:min-height="13.231cm"/>
    </style:style>
    <style:style style:name="pr6" style:family="presentation" style:parent-style-name="lyt-cool-notes">
      <style:graphic-properties draw:fill-color="#ffffff" draw:auto-grow-height="true" fo:min-height="11.409cm"/>
    </style:style>
    <style:style style:name="pr7" style:family="presentation" style:parent-style-name="lyt-cool-title" style:list-style-name="L4">
      <style:graphic-properties draw:fill-color="#ffffff" draw:auto-grow-height="true" fo:min-height="3.507cm"/>
    </style:style>
    <style:style style:name="pr8" style:family="presentation" style:parent-style-name="lyt-cool-outline1">
      <style:graphic-properties draw:fill-color="#ffffff" fo:min-height="13.231cm"/>
    </style:style>
    <style:style style:name="pr9" style:family="presentation" style:parent-style-name="lyt-cool-title" style:list-style-name="L4">
      <style:graphic-properties draw:fill-color="#ffffff" draw:auto-grow-height="true" fo:min-height="3.507cm"/>
    </style:style>
    <style:style style:name="pr10" style:family="presentation" style:parent-style-name="lyt-cool-title" style:list-style-name="L4">
      <style:graphic-properties draw:fill-color="#ffffff" draw:auto-grow-height="true" fo:min-height="3.507cm"/>
    </style:style>
    <style:style style:name="pr11" style:family="presentation" style:parent-style-name="lyt-cool-title" style:list-style-name="L4">
      <style:graphic-properties draw:fill-color="#ffffff" draw:auto-grow-height="true" fo:min-height="3.507cm"/>
    </style:style>
    <style:style style:name="pr12" style:family="presentation" style:parent-style-name="lyt-cool-title" style:list-style-name="L4">
      <style:graphic-properties draw:fill-color="#ffffff" draw:auto-grow-height="true" fo:min-height="3.507cm"/>
    </style:style>
    <style:style style:name="pr13" style:family="presentation" style:parent-style-name="lyt-cool-title" style:list-style-name="L4">
      <style:graphic-properties draw:fill-color="#ffffff" draw:auto-grow-height="true" fo:min-height="3.507cm"/>
    </style:style>
    <style:style style:name="pr14" style:family="presentation" style:parent-style-name="lyt-cool-title">
      <style:graphic-properties fo:min-height="3.506cm"/>
    </style:style>
    <style:style style:name="pr15" style:family="presentation" style:parent-style-name="lyt-cool-outline1">
      <style:graphic-properties draw:stroke="none" draw:fill="none" fo:min-height="13.229cm"/>
    </style:style>
    <style:style style:name="pr16" style:family="presentation" style:parent-style-name="lyt-cool-notes">
      <style:graphic-properties draw:fill-color="#ffffff" fo:min-height="11.409cm"/>
    </style:style>
    <style:style style:name="P1" style:family="paragraph">
      <style:paragraph-properties text:enable-numbering="false" fo:margin-left="0.6cm" fo:margin-right="0cm" fo:text-align="center" fo:text-indent="-1cm"/>
      <style:text-properties fo:font-size="28pt" style:font-size-asian="28pt" style:font-size-complex="28pt" fo:hyphenate="true"/>
    </style:style>
    <style:style style:name="P2" style:family="paragraph">
      <style:paragraph-properties text:enable-numbering="false" fo:margin-left="0.6cm" fo:margin-right="0cm" fo:text-align="center" fo:text-indent="-0.6cm"/>
      <style:text-properties fo:hyphenate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align="center" fo:text-indent="-1cm"/>
      <style:text-properties fo:hyphenate="true"/>
    </style:style>
    <style:style style:name="P5" style:family="paragraph">
      <style:paragraph-properties fo:text-align="justify"/>
    </style:style>
    <style:style style:name="P6" style:family="paragraph">
      <style:paragraph-properties text:enable-numbering="true" fo:margin-left="1.4cm" fo:margin-right="0cm" fo:margin-top="0cm" fo:margin-bottom="0.5cm" fo:text-align="justify" fo:text-indent="-1.2cm"/>
      <style:text-properties fo:font-size="28pt" style:font-size-asian="28pt" style:font-size-complex="28pt" fo:hyphenate="true"/>
    </style:style>
    <style:style style:name="P7" style:family="paragraph">
      <style:paragraph-properties fo:margin-left="0.6cm" fo:margin-right="0cm" fo:text-align="center" fo:text-indent="-1cm"/>
      <style:text-properties fo:font-size="28pt" style:font-size-asian="28pt" style:font-size-complex="28pt" fo:hyphenate="true"/>
    </style:style>
    <style:style style:name="P8" style:family="paragraph">
      <style:paragraph-properties fo:margin-left="0cm" fo:margin-right="0cm" fo:margin-top="0cm" fo:margin-bottom="0.5cm" fo:text-align="start" fo:text-indent="0cm"/>
      <style:text-properties fo:hyphenate="true"/>
    </style:style>
    <style:style style:name="P9" style:family="paragraph">
      <style:paragraph-properties fo:margin-left="1.4cm" fo:margin-right="0cm" fo:text-indent="-1.2cm"/>
      <style:text-properties fo:hyphenate="true"/>
    </style:style>
    <style:style style:name="P10" style:family="paragraph">
      <style:paragraph-properties text:enable-numbering="false" fo:margin-left="0.6cm" fo:margin-right="0cm" fo:text-align="center" fo:text-indent="-1cm"/>
      <style:text-properties fo:hyphenate="true"/>
    </style:style>
    <style:style style:name="P11" style:family="paragraph">
      <style:paragraph-properties text:enable-numbering="true" fo:margin-left="1.4cm" fo:margin-right="0cm" fo:margin-top="0cm" fo:margin-bottom="0.5cm" fo:text-align="start" fo:text-indent="-1.2cm"/>
      <style:text-properties fo:hyphenate="tru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style:font-size-asian="28pt" style:font-size-complex="28pt"/>
    </style:style>
    <style:style style:name="T4" style:family="text">
      <style:text-properties fo:color="#000000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" draw:style-name="dp1" draw:master-page-name="lyt-cool" presentation:presentation-page-layout-name="AL1T0">
        <draw:frame presentation:style-name="pr1" draw:text-style-name="P1" draw:layer="layout" svg:width="23.911cm" svg:height="3.507cm" svg:x="2.058cm" svg:y="1.943cm" presentation:class="title" presentation:user-transformed="true">
          <draw:text-box>
            <text:p><text:span text:style-name="T1">Norma Regulamentadora 11</text:span></text:p>
          </draw:text-box>
        </draw:frame>
        <draw:frame presentation:style-name="pr2" draw:text-style-name="P2" draw:layer="layout" svg:width="23.384cm" svg:height="13.231cm" svg:x="2.285cm" svg:y="5.938cm" presentation:class="subtitle" presentation:user-transformed="true">
          <draw:text-box>
            <text:p><text:span text:style-name="T2">Transporte, Movimentação, Armazenagem e Manuseio de Materiais</text:span></text:p>
            <text:p/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4.517cm" svg:height="11.41cm" svg:x="3.249cm" svg:y="14.13cm" presentation:class="notes" presentation:placeholder="true" presentation:user-transformed="true">
            <draw:text-box draw:corner-radius="0.192cm"/>
          </draw:frame>
        </presentation:notes>
      </draw:page>
      <draw:page draw:name="Meta a longo Prazo" draw:style-name="dp1" draw:master-page-name="lyt-cool" presentation:presentation-page-layout-name="AL2T1">
        <draw:frame presentation:style-name="pr4" draw:text-style-name="P1" draw:layer="layout" svg:width="23.911cm" svg:height="3.507cm" svg:x="2.058cm" svg:y="1.943cm" presentation:class="title" presentation:user-transformed="true">
          <draw:text-box draw:corner-radius="65.552cm">
            <text:p text:style-name="P4"><text:span text:style-name="T1">O que é a NR11?</text:span></text:p>
          </draw:text-box>
        </draw:frame>
        <draw:frame presentation:style-name="pr5" draw:text-style-name="P6" draw:layer="layout" svg:width="23.384cm" svg:height="13.231cm" svg:x="2.285cm" svg:y="5.938cm" presentation:class="outline" presentation:user-transformed="true">
          <draw:text-box draw:corner-radius="65.552cm">
            <text:p text:style-name="P5"><text:span text:style-name="T3"/></text:p>
            <text:p text:style-name="P5"><text:span text:style-name="T3">- A NR 11 (Norma regulamentadora 11) é uma das normas regulamentadoras do Ministério do Trabalho que estabelece as normas de segurança para o transporte, movimentação, armazenagem e manuseio de materiais em todos os locais de trabalho.</text:span></text:p>
            <text:p text:style-name="P5"><text:span text:style-name="T3"><text:s/></text:span></text:p>
            <text:p text:style-name="P5"><text:span text:style-name="T3">- O objetivo da norma é garantir a segurança dos trabalhadores e evitar acidentes graves. </text:span><text:span text:style-name="T4">É aplicável a todos os locais de trabalho, incluindo portos, armazéns, depósitos, construção civil, entre outros.</text:span></text:p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2cm"/>
          </draw:frame>
        </presentation:notes>
      </draw:page>
      <draw:page draw:name="Desejos do Cliente" draw:style-name="dp1" draw:master-page-name="lyt-cool" presentation:presentation-page-layout-name="AL2T1">
        <draw:frame presentation:style-name="pr7" draw:text-style-name="P1" draw:layer="layout" svg:width="23.911cm" svg:height="3.507cm" svg:x="2.058cm" svg:y="1.943cm" presentation:class="title" presentation:user-transformed="true">
          <draw:text-box>
            <text:p text:style-name="P7"><text:span text:style-name="T1">As principais medidas de segurança da NR11 são:</text:span></text:p>
          </draw:text-box>
        </draw:frame>
        <draw:frame presentation:style-name="pr8" draw:text-style-name="P9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8">Utilização de equipamentos adequados para o transporte e movimentação de cargas;</text:p>
              </text:list-item>
              <text:list-item>
                <text:p text:style-name="P8">Treinamento e capacitação dos trabalhadores;</text:p>
              </text:list-item>
              <text:list-item>
                <text:p text:style-name="P8">Sinalização adequada dos locais de movimentação de cargas;</text:p>
              </text:list-item>
              <text:list-item>
                <text:p text:style-name="P8">Utilização de EPIs adequados;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Satisfaça as necessidades do cliente" draw:style-name="dp1" draw:master-page-name="lyt-cool" presentation:presentation-page-layout-name="AL2T1">
        <draw:frame presentation:style-name="pr9" draw:text-style-name="P10" draw:layer="layout" svg:width="23.911cm" svg:height="3.507cm" svg:x="2.058cm" svg:y="1.943cm" presentation:class="title" presentation:user-transformed="true">
          <draw:text-box>
            <text:p text:style-name="P7"><text:span text:style-name="T1">As principais medidas de segurança da NR11 são:</text:span></text:p>
          </draw:text-box>
        </draw:frame>
        <draw:frame presentation:style-name="pr8" draw:text-style-name="P9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8">Manutenção preventiva dos equipamentos utilizados;</text:p>
              </text:list-item>
              <text:list-item>
                <text:p text:style-name="P8">Respeito às normas de peso e dimensionamento de cargas;</text:p>
              </text:list-item>
              <text:list-item>
                <text:p text:style-name="P8">Cuidado com a movimentação de cargas perigosas.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10" draw:text-style-name="P10" draw:layer="layout" svg:width="23.911cm" svg:height="3.507cm" svg:x="2.058cm" svg:y="1.943cm" presentation:class="title" presentation:user-transformed="true">
          <draw:text-box>
            <text:p text:style-name="P7"><text:span text:style-name="T1">As principais medidas de segurança da NR11 são:</text:span></text:p>
          </draw:text-box>
        </draw:frame>
        <draw:frame presentation:style-name="pr8" draw:text-style-name="P9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8">Descreva os principais atributos do produto</text:p>
              </text:list-item>
              <text:list-item>
                <text:p text:style-name="P8">Relacione os atributos do produto às necessidades do cliente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5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Análise de Custos" draw:style-name="dp1" draw:master-page-name="lyt-cool" presentation:presentation-page-layout-name="AL2T1">
        <draw:frame presentation:style-name="pr11" draw:text-style-name="P10" draw:layer="layout" svg:width="23.911cm" svg:height="3.507cm" svg:x="2.058cm" svg:y="1.943cm" presentation:class="title" presentation:user-transformed="true">
          <draw:text-box>
            <text:p text:style-name="P4">Análise de Custos</text:p>
          </draw:text-box>
        </draw:frame>
        <draw:frame presentation:style-name="pr5" draw:text-style-name="P11" draw:layer="layout" svg:width="23.384cm" svg:height="13.231cm" svg:x="2.285cm" svg:y="5.938cm" presentation:class="outline" presentation:user-transformed="true">
          <draw:text-box>
            <text:list text:style-name="L3">
              <text:list-item>
                <text:p text:style-name="P8">Indique as vantagens financeiras para o cliente</text:p>
              </text:list-item>
              <text:list-item>
                <text:p text:style-name="P8">Compare a qualidade e o preço com os do concorrente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Pontos Fortes e Vantagens" draw:style-name="dp1" draw:master-page-name="lyt-cool" presentation:presentation-page-layout-name="AL2T1">
        <draw:frame presentation:style-name="pr12" draw:text-style-name="P10" draw:layer="layout" svg:width="23.911cm" svg:height="3.507cm" svg:x="2.058cm" svg:y="1.943cm" presentation:class="title" presentation:user-transformed="true">
          <draw:text-box>
            <text:p text:style-name="P4">Pontos Fortes e Vantagens</text:p>
          </draw:text-box>
        </draw:frame>
        <draw:frame presentation:style-name="pr8" draw:text-style-name="P9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8">Resuma as principais características e vantagens do produto a ser apresentado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7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róximos Passos da Ação" draw:style-name="dp1" draw:master-page-name="lyt-cool" presentation:presentation-page-layout-name="AL2T1">
        <draw:frame presentation:style-name="pr13" draw:text-style-name="P10" draw:layer="layout" svg:width="23.911cm" svg:height="3.507cm" svg:x="2.058cm" svg:y="1.943cm" presentation:class="title" presentation:user-transformed="true">
          <draw:text-box>
            <text:p text:style-name="P4">Próximos Passos da Ação</text:p>
          </draw:text-box>
        </draw:frame>
        <draw:frame presentation:style-name="pr8" draw:text-style-name="P9" draw:layer="layout" svg:width="23.384cm" svg:height="13.231cm" svg:x="2.585cm" svg:y="5.838cm" presentation:class="outline" presentation:user-transformed="true">
          <draw:text-box draw:corner-radius="9.398cm">
            <text:list text:style-name="L3">
              <text:list-item>
                <text:p text:style-name="P8">Explique os passos que precisam ser tomados agora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8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3107.312cm"/>
          </draw:frame>
        </presentation:notes>
      </draw:page>
      <draw:page draw:name="page9" draw:style-name="dp1" draw:master-page-name="lyt-cool" presentation:presentation-page-layout-name="AL2T1">
        <draw:frame presentation:style-name="pr14" draw:layer="layout" svg:width="23.911cm" svg:height="3.506cm" svg:x="2.058cm" svg:y="1.543cm" presentation:class="title" presentation:placeholder="true">
          <draw:text-box/>
        </draw:frame>
        <draw:frame presentation:style-name="pr15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>Norma Regulamentadora 11</text:p>
              </text:list-item>
              <text:list-item>
                <text:p>Meta a longo Prazo</text:p>
              </text:list-item>
              <text:list-item>
                <text:p>Desejos do Cliente</text:p>
              </text:list-item>
              <text:list-item>
                <text:p>Satisfaça as necessidades do cliente</text:p>
              </text:list-item>
              <text:list-item>
                <text:p>Análise de Custos</text:p>
              </text:list-item>
              <text:list-item>
                <text:p>Pontos Fortes e Vantagens</text:p>
              </text:list-item>
              <text:list-item>
                <text:p>Próximos Passos da Ação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1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1" draw:display-name="Gradient 11" draw:style="axial" draw:start-color="#ffff99" draw:end-color="#ff6633" draw:start-intensity="100%" draw:end-intensity="95%" draw:angle="900" draw:border="0%"/>
    <draw:hatch draw:name="Hatch_20_1" draw:display-name="Hatch 1" draw:style="single" draw:color="#000000" draw:distance="0cm" draw:rotation="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de" fo:country="DE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äule" style:family="graphic">
      <style:graphic-properties draw:stroke="none" draw:stroke-dash="Dash_20_1" svg:stroke-width="0cm" svg:stroke-color="#000000" draw:fill="gradient" draw:fill-color="#00b8ff" draw:fill-gradient-name="Gradient_20_11" draw:fill-hatch-name="Hatch_20_1" draw:shadow="hidden" draw:shadow-offset-x="0cm" draw:shadow-offset-y="0cm" draw:shadow-color="#000000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Conteúdo_20_da_20_lista" style:display-name="Conteúdo da lista" style:family="graphic">
      <style:paragraph-properties fo:margin-left="1.764cm" fo:margin-right="0cm" fo:text-indent="0cm" style:text-autospace="none"/>
    </style:style>
    <style:style style:name="Símbolos_20_de_20_numeração" style:display-name="Símbolos de numeração" style:family="graphic">
      <style:paragraph-properties style:text-autospace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lyt-cool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lyt-cool-outline2" style:family="presentation" style:parent-style-name="lyt-cool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lyt-cool-outline3" style:family="presentation" style:parent-style-name="lyt-cool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lyt-cool-outline4" style:family="presentation" style:parent-style-name="lyt-cool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5" style:family="presentation" style:parent-style-name="lyt-cool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6" style:family="presentation" style:parent-style-name="lyt-cool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7" style:family="presentation" style:parent-style-name="lyt-cool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8" style:family="presentation" style:parent-style-name="lyt-cool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9" style:family="presentation" style:parent-style-name="lyt-cool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9$Win32 OpenOffice.org_project/419m1$Build-9805</meta:generator>
    <dc:title>Apresente um Novo Produto</dc:title>
    <dc:description>Apresentação geral de um novo produto levando em consideração os desejos do cliente</dc:description>
    <meta:creation-date>2023-05-12T17:11:31.10</meta:creation-date>
    <dc:language>de-DE</dc:language>
    <meta:editing-cycles>7</meta:editing-cycles>
    <meta:editing-duration>PT2H19M19S</meta:editing-duration>
    <meta:initial-creator>Jorge Nami Harbes</meta:initial-creator>
    <dc:date>2023-05-13T19:32:07.99</dc:date>
    <dc:creator>Jorge Nami Harbes</dc:creator>
    <meta:document-statistic meta:object-count="53"/>
    <meta:user-defined meta:name="Info 0"/>
    <meta:user-defined meta:name="Info 1"/>
    <meta:user-defined meta:name="Info 2"/>
    <meta:user-defined meta:name="Info 3"/>
    <meta:template xlink:type="simple" xlink:actuate="onRequest" xlink:title="Apresente um Novo Produto" xlink:href="../../../../../../../Program%20Files%20(x86)/OpenOffice%204/share/template/pt-BR/presnt/prs-novelty.otp" meta:date="2004-08-03T17:19:31"/>
  </office:meta>
</office:document-meta>
</file>